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467cm" fo:margin-left="3.836cm" fo:margin-right="2.618cm" table:align="margins" style:writing-mode="lr-tb"/>
    </style:style>
    <style:style style:name="Table1.A" style:family="table-column">
      <style:table-column-properties style:column-width="4.207cm" style:rel-column-width="29122*"/>
    </style:style>
    <style:style style:name="Table1.B" style:family="table-column">
      <style:table-column-properties style:column-width="5.26cm" style:rel-column-width="3641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 style:data-style-name="N0">
      <style:table-cell-properties fo:padding-left="0.191cm" fo:padding-right="0.191cm" fo:padding-top="0cm" fo:padding-bottom="0cm" fo:border="none"/>
    </style:style>
    <style:style style:name="Table3" style:family="table">
      <style:table-properties style:width="16.004cm" fo:margin-left="-0.191cm" table:align="left" style:writing-mode="lr-tb"/>
    </style:style>
    <style:style style:name="Table3.A" style:family="table-column">
      <style:table-column-properties style:column-width="1.692cm"/>
    </style:style>
    <style:style style:name="Table3.B" style:family="table-column">
      <style:table-column-properties style:column-width="11.809cm"/>
    </style:style>
    <style:style style:name="Table3.C" style:family="table-column">
      <style:table-column-properties style:column-width="2.50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C2" style:family="table-cell" style:data-style-name="N0">
      <style:table-cell-properties fo:padding-left="0.191cm" fo:padding-right="0.191cm" fo:padding-top="0cm" fo:padding-bottom="0cm" fo:border="none"/>
    </style:style>
    <style:style style:name="Table23" style:family="table">
      <style:table-properties style:width="16.215cm" fo:margin-left="-0.191cm" table:align="left" style:writing-mode="lr-tb"/>
    </style:style>
    <style:style style:name="Table23.A" style:family="table-column">
      <style:table-column-properties style:column-width="1.591cm"/>
    </style:style>
    <style:style style:name="Table23.B" style:family="table-column">
      <style:table-column-properties style:column-width="10.897cm"/>
    </style:style>
    <style:style style:name="Table23.C" style:family="table-column">
      <style:table-column-properties style:column-width="2.143cm"/>
    </style:style>
    <style:style style:name="Table23.D" style:family="table-column">
      <style:table-column-properties style:column-width="1.584cm"/>
    </style:style>
    <style:style style:name="Table23.1" style:family="table-row">
      <style:table-row-properties style:min-row-height="0.132cm" fo:keep-together="auto"/>
    </style:style>
    <style:style style:name="Table23.A1" style:family="table-cell">
      <style:table-cell-properties fo:padding-left="0.191cm" fo:padding-right="0.191cm" fo:padding-top="0cm" fo:padding-bottom="0cm" fo:border="none"/>
    </style:style>
    <style:style style:name="Table23.A3" style:family="table-cell" style:data-style-name="N0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15cm" fo:margin-left="-0.191cm" table:align="left" style:writing-mode="lr-tb"/>
    </style:style>
    <style:style style:name="Table2.A" style:family="table-column">
      <style:table-column-properties style:column-width="1.591cm"/>
    </style:style>
    <style:style style:name="Table2.B" style:family="table-column">
      <style:table-column-properties style:column-width="10.897cm"/>
    </style:style>
    <style:style style:name="Table2.C" style:family="table-column">
      <style:table-column-properties style:column-width="2.143cm"/>
    </style:style>
    <style:style style:name="Table2.D" style:family="table-column">
      <style:table-column-properties style:column-width="1.584cm"/>
    </style:style>
    <style:style style:name="Table2.1" style:family="table-row">
      <style:table-row-properties style:min-row-height="0.13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A2" style:family="table-cell" style:data-style-name="N0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15cm" fo:margin-left="-0.191cm" table:align="left" style:writing-mode="lr-tb"/>
    </style:style>
    <style:style style:name="Table4.A" style:family="table-column">
      <style:table-column-properties style:column-width="1.591cm"/>
    </style:style>
    <style:style style:name="Table4.B" style:family="table-column">
      <style:table-column-properties style:column-width="10.897cm"/>
    </style:style>
    <style:style style:name="Table4.C" style:family="table-column">
      <style:table-column-properties style:column-width="2.143cm"/>
    </style:style>
    <style:style style:name="Table4.D" style:family="table-column">
      <style:table-column-properties style:column-width="1.584cm"/>
    </style:style>
    <style:style style:name="Table4.1" style:family="table-row">
      <style:table-row-properties style:min-row-height="0.132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A2" style:family="table-cell" style:data-style-name="N0">
      <style:table-cell-properties fo:padding-left="0.191cm" fo:padding-right="0.191cm" fo:padding-top="0cm" fo:padding-bottom="0cm" fo:border="none"/>
    </style:style>
    <style:style style:name="Table12" style:family="table">
      <style:table-properties style:width="16.215cm" fo:margin-left="-0.191cm" table:align="left" style:writing-mode="lr-tb"/>
    </style:style>
    <style:style style:name="Table12.A" style:family="table-column">
      <style:table-column-properties style:column-width="1.591cm"/>
    </style:style>
    <style:style style:name="Table12.B" style:family="table-column">
      <style:table-column-properties style:column-width="10.897cm"/>
    </style:style>
    <style:style style:name="Table12.C" style:family="table-column">
      <style:table-column-properties style:column-width="2.143cm"/>
    </style:style>
    <style:style style:name="Table12.D" style:family="table-column">
      <style:table-column-properties style:column-width="1.584cm"/>
    </style:style>
    <style:style style:name="Table12.1" style:family="table-row">
      <style:table-row-properties style:min-row-height="0.132cm" fo:keep-together="auto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12.A2" style:family="table-cell" style:data-style-name="N0">
      <style:table-cell-properties fo:padding-left="0.191cm" fo:padding-right="0.191cm" fo:padding-top="0cm" fo:padding-bottom="0cm" fo:border="none"/>
    </style:style>
    <style:style style:name="Table9" style:family="table">
      <style:table-properties style:width="16.215cm" fo:margin-left="-0.191cm" table:align="left" style:writing-mode="lr-tb"/>
    </style:style>
    <style:style style:name="Table9.A" style:family="table-column">
      <style:table-column-properties style:column-width="1.591cm"/>
    </style:style>
    <style:style style:name="Table9.B" style:family="table-column">
      <style:table-column-properties style:column-width="10.897cm"/>
    </style:style>
    <style:style style:name="Table9.C" style:family="table-column">
      <style:table-column-properties style:column-width="2.143cm"/>
    </style:style>
    <style:style style:name="Table9.D" style:family="table-column">
      <style:table-column-properties style:column-width="1.584cm"/>
    </style:style>
    <style:style style:name="Table9.1" style:family="table-row">
      <style:table-row-properties style:min-row-height="0.132cm"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9.A2" style:family="table-cell" style:data-style-name="N0">
      <style:table-cell-properties fo:padding-left="0.191cm" fo:padding-right="0.191cm" fo:padding-top="0cm" fo:padding-bottom="0cm" fo:border="none"/>
    </style:style>
    <style:style style:name="Table5" style:family="table">
      <style:table-properties style:width="16.215cm" fo:margin-left="-0.191cm" table:align="left" style:writing-mode="lr-tb"/>
    </style:style>
    <style:style style:name="Table5.A" style:family="table-column">
      <style:table-column-properties style:column-width="1.591cm"/>
    </style:style>
    <style:style style:name="Table5.B" style:family="table-column">
      <style:table-column-properties style:column-width="10.897cm"/>
    </style:style>
    <style:style style:name="Table5.C" style:family="table-column">
      <style:table-column-properties style:column-width="2.143cm"/>
    </style:style>
    <style:style style:name="Table5.D" style:family="table-column">
      <style:table-column-properties style:column-width="1.584cm"/>
    </style:style>
    <style:style style:name="Table5.1" style:family="table-row">
      <style:table-row-properties style:min-row-height="0.132cm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A2" style:family="table-cell" style:data-style-name="N0">
      <style:table-cell-properties fo:padding-left="0.191cm" fo:padding-right="0.191cm" fo:padding-top="0cm" fo:padding-bottom="0cm" fo:border="none"/>
    </style:style>
    <style:style style:name="Table6" style:family="table">
      <style:table-properties style:width="16.215cm" fo:margin-left="-0.191cm" table:align="left" style:writing-mode="lr-tb"/>
    </style:style>
    <style:style style:name="Table6.A" style:family="table-column">
      <style:table-column-properties style:column-width="1.591cm"/>
    </style:style>
    <style:style style:name="Table6.B" style:family="table-column">
      <style:table-column-properties style:column-width="10.897cm"/>
    </style:style>
    <style:style style:name="Table6.C" style:family="table-column">
      <style:table-column-properties style:column-width="2.143cm"/>
    </style:style>
    <style:style style:name="Table6.D" style:family="table-column">
      <style:table-column-properties style:column-width="1.584cm"/>
    </style:style>
    <style:style style:name="Table6.1" style:family="table-row">
      <style:table-row-properties style:min-row-height="0.132cm"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2" style:family="table-cell" style:data-style-name="N0">
      <style:table-cell-properties fo:padding-left="0.191cm" fo:padding-right="0.191cm" fo:padding-top="0cm" fo:padding-bottom="0cm" fo:border="none"/>
    </style:style>
    <style:style style:name="Table7" style:family="table">
      <style:table-properties style:width="16.215cm" fo:margin-left="-0.191cm" table:align="left" style:writing-mode="lr-tb"/>
    </style:style>
    <style:style style:name="Table7.A" style:family="table-column">
      <style:table-column-properties style:column-width="1.591cm"/>
    </style:style>
    <style:style style:name="Table7.B" style:family="table-column">
      <style:table-column-properties style:column-width="10.897cm"/>
    </style:style>
    <style:style style:name="Table7.C" style:family="table-column">
      <style:table-column-properties style:column-width="2.143cm"/>
    </style:style>
    <style:style style:name="Table7.D" style:family="table-column">
      <style:table-column-properties style:column-width="1.584cm"/>
    </style:style>
    <style:style style:name="Table7.1" style:family="table-row">
      <style:table-row-properties style:min-row-height="0.132cm"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2" style:family="table-cell" style:data-style-name="N0">
      <style:table-cell-properties fo:padding-left="0.191cm" fo:padding-right="0.191cm" fo:padding-top="0cm" fo:padding-bottom="0cm" fo:border="none"/>
    </style:style>
    <style:style style:name="Table8" style:family="table">
      <style:table-properties style:width="16.215cm" fo:margin-left="-0.191cm" table:align="left" style:writing-mode="lr-tb"/>
    </style:style>
    <style:style style:name="Table8.A" style:family="table-column">
      <style:table-column-properties style:column-width="1.591cm"/>
    </style:style>
    <style:style style:name="Table8.B" style:family="table-column">
      <style:table-column-properties style:column-width="10.897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1.584cm"/>
    </style:style>
    <style:style style:name="Table8.1" style:family="table-row">
      <style:table-row-properties style:min-row-height="0.132cm"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8.A2" style:family="table-cell" style:data-style-name="N0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215cm" fo:margin-left="-0.191cm" table:align="left" style:writing-mode="lr-tb"/>
    </style:style>
    <style:style style:name="Table10.A" style:family="table-column">
      <style:table-column-properties style:column-width="1.591cm"/>
    </style:style>
    <style:style style:name="Table10.B" style:family="table-column">
      <style:table-column-properties style:column-width="10.897cm"/>
    </style:style>
    <style:style style:name="Table10.C" style:family="table-column">
      <style:table-column-properties style:column-width="2.143cm"/>
    </style:style>
    <style:style style:name="Table10.D" style:family="table-column">
      <style:table-column-properties style:column-width="1.584cm"/>
    </style:style>
    <style:style style:name="Table10.1" style:family="table-row">
      <style:table-row-properties style:min-row-height="0.132cm"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0.A3" style:family="table-cell" style:data-style-name="N0">
      <style:table-cell-properties fo:padding-left="0.191cm" fo:padding-right="0.191cm" fo:padding-top="0cm" fo:padding-bottom="0cm" fo:border="none"/>
    </style:style>
    <style:style style:name="Table11" style:family="table">
      <style:table-properties style:width="16.215cm" fo:margin-left="-0.191cm" table:align="left" style:writing-mode="lr-tb"/>
    </style:style>
    <style:style style:name="Table11.A" style:family="table-column">
      <style:table-column-properties style:column-width="1.591cm"/>
    </style:style>
    <style:style style:name="Table11.B" style:family="table-column">
      <style:table-column-properties style:column-width="10.897cm"/>
    </style:style>
    <style:style style:name="Table11.C" style:family="table-column">
      <style:table-column-properties style:column-width="2.143cm"/>
    </style:style>
    <style:style style:name="Table11.D" style:family="table-column">
      <style:table-column-properties style:column-width="1.584cm"/>
    </style:style>
    <style:style style:name="Table11.1" style:family="table-row">
      <style:table-row-properties style:min-row-height="0.132cm" fo:keep-together="auto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1.A2" style:family="table-cell" style:data-style-name="N0">
      <style:table-cell-properties fo:padding-left="0.191cm" fo:padding-right="0.191cm" fo:padding-top="0cm" fo:padding-bottom="0cm" fo:border="none"/>
    </style:style>
    <style:style style:name="Table13" style:family="table">
      <style:table-properties style:width="16.215cm" fo:margin-left="-0.191cm" table:align="left" style:writing-mode="lr-tb"/>
    </style:style>
    <style:style style:name="Table13.A" style:family="table-column">
      <style:table-column-properties style:column-width="1.591cm"/>
    </style:style>
    <style:style style:name="Table13.B" style:family="table-column">
      <style:table-column-properties style:column-width="10.897cm"/>
    </style:style>
    <style:style style:name="Table13.C" style:family="table-column">
      <style:table-column-properties style:column-width="2.143cm"/>
    </style:style>
    <style:style style:name="Table13.D" style:family="table-column">
      <style:table-column-properties style:column-width="1.584cm"/>
    </style:style>
    <style:style style:name="Table13.1" style:family="table-row">
      <style:table-row-properties style:min-row-height="0.132cm" fo:keep-together="auto"/>
    </style:style>
    <style:style style:name="Table13.A1" style:family="table-cell">
      <style:table-cell-properties fo:padding-left="0.191cm" fo:padding-right="0.191cm" fo:padding-top="0cm" fo:padding-bottom="0cm" fo:border="none"/>
    </style:style>
    <style:style style:name="Table14" style:family="table">
      <style:table-properties style:width="16.215cm" fo:margin-left="-0.191cm" table:align="left" style:writing-mode="lr-tb"/>
    </style:style>
    <style:style style:name="Table14.A" style:family="table-column">
      <style:table-column-properties style:column-width="1.591cm"/>
    </style:style>
    <style:style style:name="Table14.B" style:family="table-column">
      <style:table-column-properties style:column-width="10.897cm"/>
    </style:style>
    <style:style style:name="Table14.C" style:family="table-column">
      <style:table-column-properties style:column-width="2.143cm"/>
    </style:style>
    <style:style style:name="Table14.D" style:family="table-column">
      <style:table-column-properties style:column-width="1.584cm"/>
    </style:style>
    <style:style style:name="Table14.1" style:family="table-row">
      <style:table-row-properties style:min-row-height="0.132cm" fo:keep-together="auto"/>
    </style:style>
    <style:style style:name="Table1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.212cm" style:contextual-spacing="false" fo:line-height="100%"/>
    </style:style>
    <style:style style:name="P8" style:family="paragraph" style:parent-style-name="Standard">
      <style:paragraph-properties fo:margin-top="0cm" fo:margin-bottom="0.212cm" style:contextual-spacing="false" fo:line-height="100%">
        <style:tab-stops>
          <style:tab-stop style:position="15.921cm" style:type="right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.212cm" style:contextual-spacing="false" fo:line-height="100%">
        <style:tab-stops>
          <style:tab-stop style:position="15.921cm" style:type="right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fo:margin-top="0cm" fo:margin-bottom="0.212cm" style:contextual-spacing="false" fo:line-height="100%" fo:keep-with-next="always"/>
    </style:style>
    <style:style style:name="P11" style:family="paragraph" style:parent-style-name="Standard">
      <style:paragraph-properties fo:margin-top="0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 fo:line-height="100%" fo:break-before="page"/>
    </style:style>
    <style:style style:name="P1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635cm" style:contextual-spacing="false" fo:line-height="100%" fo:text-align="center" style:justify-single-word="false"/>
      <style:text-properties fo:font-size="14pt" fo:font-weight="bold" style:font-size-asian="14pt" style:font-weight-asian="bold"/>
    </style:style>
    <style:style style:name="P17" style:family="paragraph" style:parent-style-name="Standard">
      <style:paragraph-properties fo:margin-top="0.635cm" fo:margin-bottom="0.212cm" style:contextual-spacing="false" style:line-height-at-least="0.176cm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text-properties officeooo:rsid="0009e873" officeooo:paragraph-rsid="0009e873"/>
    </style:style>
    <style:style style:name="P19" style:family="paragraph" style:parent-style-name="Heading" style:master-page-name="Standard">
      <style:paragraph-properties style:page-number="auto"/>
      <style:text-properties fo:font-size="18pt" fo:font-weight="bold" style:font-size-asian="18pt" style:font-weight-asian="bold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1">
      <style:text-properties fo:font-size="12pt" style:font-size-asian="12pt"/>
    </style:style>
    <style:style style:name="P22" style:family="paragraph" style:parent-style-name="Heading_20_1" style:master-page-name="Converted1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officeooo:rsid="0009e873"/>
    </style:style>
    <style:style style:name="T5" style:family="text">
      <style:text-properties officeooo:rsid="000ac23c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teration 2 Plan</text:p>
      <text:p text:style-name="P16">Team Anonymou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udent Number</text:p>
          </table:table-cell>
          <table:table-cell table:style-name="Table1.A1" office:value-type="string">
            <text:p text:style-name="P2">Team Member Name</text:p>
          </table:table-cell>
        </table:table-row>
        <table:table-row table:style-name="Table1.1">
          <table:table-cell table:style-name="Table1.A2" office:value-type="float" office:value="7538073">
            <text:p text:style-name="Standard">7538073</text:p>
          </table:table-cell>
          <table:table-cell table:style-name="Table1.A1" office:value-type="string">
            <text:p text:style-name="Standard">Alexander Covlin</text:p>
          </table:table-cell>
        </table:table-row>
        <table:table-row table:style-name="Table1.1">
          <table:table-cell table:style-name="Table1.A2" office:value-type="float" office:value="8311382">
            <text:p text:style-name="Standard">8311382</text:p>
          </table:table-cell>
          <table:table-cell table:style-name="Table1.A1" office:value-type="string">
            <text:p text:style-name="Standard">Michael Munchin</text:p>
          </table:table-cell>
        </table:table-row>
        <table:table-row table:style-name="Table1.1">
          <table:table-cell table:style-name="Table1.A1" office:value-type="string">
            <text:p text:style-name="Standard">7377495</text:p>
          </table:table-cell>
          <table:table-cell table:style-name="Table1.A1" office:value-type="string">
            <text:p text:style-name="Standard">Luke Durkan</text:p>
          </table:table-cell>
        </table:table-row>
        <table:table-row table:style-name="Table1.1">
          <table:table-cell table:style-name="Table1.A1" office:value-type="string">
            <text:p text:style-name="Standard">7627505</text:p>
          </table:table-cell>
          <table:table-cell table:style-name="Table1.A1" office:value-type="string">
            <text:p text:style-name="Standard">Darran Kartaschew</text:p>
          </table:table-cell>
        </table:table-row>
      </table:table>
      <text:p text:style-name="Standard">Tutor: Renford Law <text:bookmark text:name="_GoBack"/></text:p>
      <text:p text:style-name="Standard">Version: 1.0</text:p>
      <text:p text:style-name="Standard">Date: 4/9/2012</text:p>
      <text:p text:style-name="Standard"/>
      <text:p text:style-name="P12"/>
      <text:table-of-content text:style-name="Sect1" text:protected="true" text:name="Table of Contents1">
        <text:table-of-content-source text:outline-level="10" text:use-index-marks="false">
          <text:index-title-template text:style-name="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Heading">Table of Contents</text:p>
          </text:index-title>
          <text:p text:style-name="P13">Iteration 2 Plan Summary<text:tab/>3</text:p>
          <text:p text:style-name="P14">Release 1 – iteration 2.<text:tab/>3</text:p>
          <text:p text:style-name="P13">Iteration Plan<text:tab/>4</text:p>
          <text:p text:style-name="P15">Story 2: Hardware Cost Fetching<text:tab/>4</text:p>
          <text:p text:style-name="P15">Story 4: System Size fetching<text:tab/>4</text:p>
          <text:p text:style-name="P15">Story 6: Efficiency loss calculation<text:tab/>5</text:p>
          <text:p text:style-name="P15">Story 8: Panel Efficiency Loss fetching<text:tab/>5</text:p>
          <text:p text:style-name="P15">Story 10: Panel lifetime fetching<text:tab/>5</text:p>
          <text:p text:style-name="P15">Story 16: Factoring in inverter cost<text:tab/>6</text:p>
          <text:p text:style-name="P15">Story 17: Daily power usage input<text:tab/>6</text:p>
          <text:p text:style-name="P15">Story 18: Average daytime hourly power usage<text:tab/>6</text:p>
          <text:p text:style-name="P15">Story 21: Auto-fill roof area percentages<text:tab/>6</text:p>
          <text:p text:style-name="P15">Story 25: Location input<text:tab/>7</text:p>
          <text:p text:style-name="P15">Story 30: Display cumulative annual savings<text:tab/>8</text:p>
        </text:index-body>
      </text:table-of-content>
      <text:p text:style-name="P7"/>
      <text:h text:style-name="P22" text:outline-level="1"><text:bookmark-start text:name="__RefHeading__2234_1467812947"/>Iteration 2<text:bookmark-start text:name="_Toc332912699"/> Plan<text:bookmark-end text:name="_Toc332912699"/> Summary<text:bookmark-end text:name="__RefHeading__2234_1467812947"/></text:h>
      <text:h text:style-name="Heading_20_2" text:outline-level="2"><text:bookmark-start text:name="__RefHeading__2236_1467812947"/><text:bookmark-start text:name="_Toc332912700"/>Release 1<text:bookmark-end text:name="_Toc332912700"/> – iteration 2.<text:bookmark-end text:name="__RefHeading__2236_1467812947"/></text:h>
      <text:p text:style-name="P11"><text:span text:style-name="T2">Delivery date: </text:span><text:span text:style-name="T3">19-Sep-2012</text:span><text:span text:style-name="T2"><text:tab/>Total Story Points:</text:span><text:span text:style-name="T3">23</text:span></text:p>
      <text:p text:style-name="P8"><text:span text:style-name="T2">Current Velocity: </text:span><text:span text:style-name="T3">18</text:span></text:p>
      <text:p text:style-name="P9"/>
      <text:p text:style-name="P2"><text:bookmark-start text:name="_Toc332912702"/><text:bookmark-start text:name="__RefHeading__2240_1467812947"/>Improve user interface<text:bookmark-end text:name="_Toc332912702"/><text:bookmark-end text:name="__RefHeading__2240_1467812947"/></text:p>
      <text:p text:style-name="P10">The system will give the user options from the database so they can create a solution based on existing equipment. This will allow a user to select a more realistic solution with current technology limitations in place. The user will still be able to enter their own values if the desire.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Story ID</text:p>
          </table:table-cell>
          <table:table-cell table:style-name="Table3.A1" office:value-type="string">
            <text:p text:style-name="P2">Story Title</text:p>
          </table:table-cell>
          <table:table-cell table:style-name="Table3.A1" office:value-type="string">
            <text:p text:style-name="P2">Story Points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Hardware cost fetching</text:p>
          </table:table-cell>
          <table:table-cell table:style-name="Table3.C2" office:value-type="float" office:value="4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4</text:p>
          </table:table-cell>
          <table:table-cell table:style-name="Table3.A1" office:value-type="string">
            <text:p text:style-name="Standard">System Siz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6</text:p>
          </table:table-cell>
          <table:table-cell table:style-name="Table3.A1" office:value-type="string">
            <text:p text:style-name="Standard">Efficiency loss calculation</text:p>
          </table:table-cell>
          <table:table-cell table:style-name="Table3.A1" office:value-type="string">
            <text:p text:style-name="Standard">2</text:p>
          </table:table-cell>
        </table:table-row>
        <table:table-row table:style-name="Table3.1">
          <table:table-cell table:style-name="Table3.C2" office:value-type="float" office:value="8">
            <text:p text:style-name="Standard">8</text:p>
          </table:table-cell>
          <table:table-cell table:style-name="Table3.A1" office:value-type="string">
            <text:p text:style-name="Standard">Efficiency loss data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C2" office:value-type="float" office:value="10">
            <text:p text:style-name="Standard">10</text:p>
          </table:table-cell>
          <table:table-cell table:style-name="Table3.A1" office:value-type="string">
            <text:p text:style-name="Standard">Panel lifetim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6</text:p>
          </table:table-cell>
          <table:table-cell table:style-name="Table3.A1" office:value-type="string">
            <text:p text:style-name="Standard">Factoring in inverter cos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7</text:p>
          </table:table-cell>
          <table:table-cell table:style-name="Table3.A1" office:value-type="string">
            <text:p text:style-name="Standard">Daily power usage inpu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8</text:p>
          </table:table-cell>
          <table:table-cell table:style-name="Table3.A1" office:value-type="string">
            <text:p text:style-name="Standard">Average daytime hourly power usage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1</text:p>
          </table:table-cell>
          <table:table-cell table:style-name="Table3.A1" office:value-type="string">
            <text:p text:style-name="Standard">Auto-fill roof area percentage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5</text:p>
          </table:table-cell>
          <table:table-cell table:style-name="Table3.A1" office:value-type="string">
            <text:p text:style-name="Standard">Location input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0</text:p>
          </table:table-cell>
          <table:table-cell table:style-name="Table3.A1" office:value-type="string">
            <text:p text:style-name="Standard">Display cumulative annual saving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9</text:p>
          </table:table-cell>
          <table:table-cell table:style-name="Table3.A1" office:value-type="string">
            <text:p text:style-name="Standard">Display Monthly Savings*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6</text:p>
          </table:table-cell>
          <table:table-cell table:style-name="Table3.A1" office:value-type="string">
            <text:p text:style-name="Standard">Modify UI to include Navigation Sidebar*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2">Story Point Sub-Total:</text:p>
          </table:table-cell>
          <table:table-cell table:style-name="Table3.A1" office:value-type="string">
            <text:p text:style-name="P2">23</text:p>
          </table:table-cell>
        </table:table-row>
      </table:table>
      <text:h text:style-name="P21" text:outline-level="1"/>
      <text:h text:style-name="P23" text:outline-level="1"><text:bookmark-start text:name="_Toc332912710"/><text:bookmark-start text:name="__RefHeading__2254_1467812947"/>Iteration Plan<text:bookmark-end text:name="_Toc332912710"/><text:bookmark-end text:name="__RefHeading__2254_1467812947"/><text:bookmark text:name="_Toc332912725"/></text:h>
      <text:p text:style-name="Standard">Total Points: <text:tab/>23<text:tab/><text:tab/><text:tab/><text:tab/><text:tab/><text:tab/><text:tab/><text:tab/>Total Hours: 76</text:p>
      <text:h text:style-name="Heading_20_3" text:outline-level="3"><text:bookmark-start text:name="_Toc332912726"/><text:bookmark-start text:name="__RefHeading__2286_1467812947"/>Story 2: Hardware Cost Fetching<text:bookmark-end text:name="_Toc332912726"/><text:bookmark-end text:name="__RefHeading__2286_1467812947"/></text:h>
      <text:p text:style-name="Text_20_body"><text:span text:style-name="T1">Note:</text:span> Story 4, 8 and 10 dependent on this story.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">Task ID</text:p>
          </table:table-cell>
          <table:table-cell table:style-name="Table23.A1" office:value-type="string">
            <text:p text:style-name="P2">Task Description</text:p>
          </table:table-cell>
          <table:table-cell table:style-name="Table23.A1" office:value-type="string">
            <text:p text:style-name="P2">Estimate</text:p>
          </table:table-cell>
          <table:table-cell table:style-name="Table23.A1" office:value-type="string">
            <text:p text:style-name="P2">Taken</text:p>
          </table:table-cell>
        </table:table-row>
        <table:table-row table:style-name="Table23.1">
          <table:table-cell table:style-name="Table23.A1" office:value-type="string">
            <text:p text:style-name="Standard">1</text:p>
          </table:table-cell>
          <table:table-cell table:style-name="Table23.A1" office:value-type="string">
            <text:p text:style-name="Standard">Create Webservice for Solar Panel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2">
            <text:p text:style-name="Standard">2</text:p>
          </table:table-cell>
          <table:table-cell table:style-name="Table23.A1" office:value-type="string">
            <text:p text:style-name="Standard">Create Datastore object to hold Solar Panel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3">
            <text:p text:style-name="Standard">3</text:p>
          </table:table-cell>
          <table:table-cell table:style-name="Table23.A1" office:value-type="string">
            <text:p text:style-name="Standard">Create Webservice for Inverter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4">
            <text:p text:style-name="Standard">4</text:p>
          </table:table-cell>
          <table:table-cell table:style-name="Table23.A1" office:value-type="string">
            <text:p text:style-name="Standard">Create Datastore object to hold Inverter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5">
            <text:p text:style-name="Standard">5</text:p>
          </table:table-cell>
          <table:table-cell table:style-name="Table23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6">
            <text:p text:style-name="Standard">6</text:p>
          </table:table-cell>
          <table:table-cell table:style-name="Table23.A1" office:value-type="string">
            <text:p text:style-name="Standard">Create Unit Tests for Datastor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7">
            <text:p text:style-name="Standard">7</text:p>
          </table:table-cell>
          <table:table-cell table:style-name="Table23.A1" office:value-type="string">
            <text:p text:style-name="Standard">Create Unit Tests for Webservic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8">
            <text:p text:style-name="Standard">8</text:p>
          </table:table-cell>
          <table:table-cell table:style-name="Table23.A1" office:value-type="string">
            <text:p text:style-name="Standard">Create Unit Tests for Webservice Client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9">
            <text:p text:style-name="Standard">9</text:p>
          </table:table-cell>
          <table:table-cell table:style-name="Table23.A1" office:value-type="string">
            <text:p text:style-name="Standard">Create Unit Tests for UI elements to perform search and field population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P6">Story Points: 4<text:tab/>Total Hours:</text:p>
          </table:table-cell>
          <table:table-cell table:style-name="Table23.A3" office:value-type="float" office:value="11">
            <text:p text:style-name="P5">11</text:p>
          </table:table-cell>
          <table:table-cell table:style-name="Table2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27"/><text:bookmark-start text:name="__RefHeading__2288_1467812947"/>Story 4: System Size fetching<text:bookmark-end text:name="_Toc332912727"/><text:bookmark-end text:name="__RefHeading__2288_1467812947"/></text:h>
      <text:p text:style-name="Text_20_body"><text:span text:style-name="T1">Note:</text:span> Dependent on Story 2 for Webservices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Task ID</text:p>
          </table:table-cell>
          <table:table-cell table:style-name="Table2.A1" office:value-type="string">
            <text:p text:style-name="P2">Task Description</text:p>
          </table:table-cell>
          <table:table-cell table:style-name="Table2.A1" office:value-type="string">
            <text:p text:style-name="P2">Estimate</text:p>
          </table:table-cell>
          <table:table-cell table:style-name="Table2.A1" office:value-type="string">
            <text:p text:style-name="P2">Taken</text:p>
          </table:table-cell>
        </table:table-row>
        <table:table-row table:style-name="Table2.1">
          <table:table-cell table:style-name="Table2.A2" office:value-type="float" office:value="1">
            <text:p text:style-name="Standard">1</text:p>
          </table:table-cell>
          <table:table-cell table:style-name="Table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2" office:value-type="float" office:value="2">
            <text:p text:style-name="Standard">2</text:p>
          </table:table-cell>
          <table:table-cell table:style-name="Table2.A1" office:value-type="string">
            <text:p text:style-name="Standard">Create Unit Tests for UI elements to perform search and field population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Story Points: 1<text:tab/>Total Hours:</text:p>
          </table:table-cell>
          <table:table-cell table:style-name="Table2.A2" office:value-type="float" office:value="4">
            <text:p text:style-name="P2">4</text:p>
          </table:table-cell>
          <table:table-cell table:style-name="Table2.A1" office:value-type="string">
            <text:p text:style-name="Standard"/>
          </table:table-cell>
        </table:table-row>
      </table:table>
      <text:h text:style-name="Heading_20_3" text:outline-level="3"/>
      <text:h text:style-name="P20" text:outline-level="3"><text:bookmark-start text:name="_Toc332912728"/><text:bookmark-start text:name="__RefHeading__2290_1467812947"/>Story 6: Efficiency loss calculation<text:bookmark-end text:name="_Toc332912728"/><text:bookmark-end text:name="__RefHeading__2290_1467812947"/>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Task ID</text:p>
          </table:table-cell>
          <table:table-cell table:style-name="Table4.A1" office:value-type="string">
            <text:p text:style-name="P2">Task Description</text:p>
          </table:table-cell>
          <table:table-cell table:style-name="Table4.A1" office:value-type="string">
            <text:p text:style-name="P2">Estimate</text:p>
          </table:table-cell>
          <table:table-cell table:style-name="Table4.A1" office:value-type="string">
            <text:p text:style-name="P2">Taken</text:p>
          </table:table-cell>
        </table:table-row>
        <table:table-row table:style-name="Table4.1">
          <table:table-cell table:style-name="Table4.A2" office:value-type="float" office:value="1">
            <text:p text:style-name="Standard">1</text:p>
          </table:table-cell>
          <table:table-cell table:style-name="Table4.A1" office:value-type="string">
            <text:p text:style-name="Standard">Develop mathematical model for efficiency loss on panels.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2">
            <text:p text:style-name="Standard">2</text:p>
          </table:table-cell>
          <table:table-cell table:style-name="Table4.A1" office:value-type="string">
            <text:p text:style-name="Standard">Add algorithm into the SolarPanel Class so can be accessed in client directly, or used by the server for bulk calculations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3">
            <text:p text:style-name="Standard">3</text:p>
          </table:table-cell>
          <table:table-cell table:style-name="Table4.A1" office:value-type="string">
            <text:p text:style-name="Standard">Create Unit Tests mathematical model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4">
            <text:p text:style-name="Standard">4</text:p>
          </table:table-cell>
          <table:table-cell table:style-name="Table4.A1" office:value-type="string">
            <text:p text:style-name="Standard">Update UI (In Solar Panel Wizard) to display the los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5">
            <text:p text:style-name="Standard">5</text:p>
          </table:table-cell>
          <table:table-cell table:style-name="Table4.A1" office:value-type="string">
            <text:p text:style-name="Standard">Create Unit Tests for UI update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3">Story Points: 2<text:tab/>Total Hours:</text:p>
          </table:table-cell>
          <table:table-cell table:style-name="Table4.A2" office:value-type="float" office:value="7">
            <text:p text:style-name="P2">7</text:p>
          </table:table-cell>
          <table:table-cell table:style-name="Table4.A1" office:value-type="string">
            <text:p text:style-name="Standard"/>
          </table:table-cell>
        </table:table-row>
      </table:table>
      <text:h text:style-name="Heading_20_3" text:outline-level="3">Story 8: Panel Efficiency Loss fetching</text:h>
      <text:p text:style-name="Text_20_body"><text:span text:style-name="T1">Note:</text:span> Dependent on Story 2 for Webservices.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">Task ID</text:p>
          </table:table-cell>
          <table:table-cell table:style-name="Table12.A1" office:value-type="string">
            <text:p text:style-name="P2">Task Description</text:p>
          </table:table-cell>
          <table:table-cell table:style-name="Table12.A1" office:value-type="string">
            <text:p text:style-name="P2">Estimate</text:p>
          </table:table-cell>
          <table:table-cell table:style-name="Table12.A1" office:value-type="string">
            <text:p text:style-name="P2">Taken</text:p>
          </table:table-cell>
        </table:table-row>
        <table:table-row table:style-name="Table12.1">
          <table:table-cell table:style-name="Table12.A2" office:value-type="float" office:value="1">
            <text:p text:style-name="Standard">1</text:p>
          </table:table-cell>
          <table:table-cell table:style-name="Table1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12.A1" office:value-type="string">
            <text:p text:style-name="Standard">2 hours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2" office:value-type="float" office:value="2">
            <text:p text:style-name="Standard">2</text:p>
          </table:table-cell>
          <table:table-cell table:style-name="Table12.A1" office:value-type="string">
            <text:p text:style-name="Standard">Create Unit Tests for UI elements to perform search and field population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3">Story Points: 1<text:tab/>Total Hours:</text:p>
          </table:table-cell>
          <table:table-cell table:style-name="Table12.A2" office:value-type="float" office:value="3">
            <text:p text:style-name="P2">3</text:p>
          </table:table-cell>
          <table:table-cell table:style-name="Table12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Story 10: Panel lifetime fetching</text:h>
      <text:p text:style-name="Text_20_body"><text:span text:style-name="T1">Note:</text:span> Dependent on Story 2 for Webservices.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">Task ID</text:p>
          </table:table-cell>
          <table:table-cell table:style-name="Table9.A1" office:value-type="string">
            <text:p text:style-name="P2">Task Description</text:p>
          </table:table-cell>
          <table:table-cell table:style-name="Table9.A1" office:value-type="string">
            <text:p text:style-name="P2">Estimate</text:p>
          </table:table-cell>
          <table:table-cell table:style-name="Table9.A1" office:value-type="string">
            <text:p text:style-name="P2">Taken</text:p>
          </table:table-cell>
        </table:table-row>
        <table:table-row table:style-name="Table9.1">
          <table:table-cell table:style-name="Table9.A2" office:value-type="float" office:value="1">
            <text:p text:style-name="Standard">1</text:p>
          </table:table-cell>
          <table:table-cell table:style-name="Table9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9.A1" office:value-type="string">
            <text:p text:style-name="Standard">2 hours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2" office:value-type="float" office:value="2">
            <text:p text:style-name="Standard">2</text:p>
          </table:table-cell>
          <table:table-cell table:style-name="Table9.A1" office:value-type="string">
            <text:p text:style-name="Standard">Create Unit Tests for UI elements to perform search and field population.</text:p>
          </table:table-cell>
          <table:table-cell table:style-name="Table9.A1" office:value-type="string">
            <text:p text:style-name="Standard">1 hour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3">Story Points: 1<text:tab/>Total Hours:</text:p>
          </table:table-cell>
          <table:table-cell table:style-name="Table9.A2" office:value-type="float" office:value="3">
            <text:p text:style-name="P2">3</text:p>
          </table:table-cell>
          <table:table-cell table:style-name="Table9.A1" office:value-type="string">
            <text:p text:style-name="Standard"/>
          </table:table-cell>
        </table:table-row>
      </table:table>
      <text:h text:style-name="Heading_20_3" text:outline-level="3"><text:soft-page-break/></text:h>
      <text:h text:style-name="Heading_20_3" text:outline-level="3"><text:bookmark-start text:name="_Toc332912729"/><text:bookmark-start text:name="__RefHeading__2292_1467812947"/>Story 16: Factoring in inverter cost<text:bookmark-end text:name="_Toc332912729"/><text:bookmark-end text:name="__RefHeading__2292_1467812947"/>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Task ID</text:p>
          </table:table-cell>
          <table:table-cell table:style-name="Table5.A1" office:value-type="string">
            <text:p text:style-name="P2">Task Description</text:p>
          </table:table-cell>
          <table:table-cell table:style-name="Table5.A1" office:value-type="string">
            <text:p text:style-name="P2">Estimate</text:p>
          </table:table-cell>
          <table:table-cell table:style-name="Table5.A1" office:value-type="string">
            <text:p text:style-name="P2">Taken</text:p>
          </table:table-cell>
        </table:table-row>
        <table:table-row table:style-name="Table5.1">
          <table:table-cell table:style-name="Table5.A2" office:value-type="float" office:value="1">
            <text:p text:style-name="Standard">1</text:p>
          </table:table-cell>
          <table:table-cell table:style-name="Table5.A1" office:value-type="string">
            <text:p text:style-name="Standard">Modify Algorithm in webservice to take into account inverter life, and include replacement costs as needed.</text:p>
          </table:table-cell>
          <table:table-cell table:style-name="Table5.A1" office:value-type="string">
            <text:p text:style-name="Standard">2 hours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2" office:value-type="float" office:value="2">
            <text:p text:style-name="Standard">2</text:p>
          </table:table-cell>
          <table:table-cell table:style-name="Table5.A1" office:value-type="string">
            <text:p text:style-name="Standard">Modify Unit Tests for new functionality.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3">Story Points: 1<text:tab/>Total Hours:</text:p>
          </table:table-cell>
          <table:table-cell table:style-name="Table5.A2" office:value-type="float" office:value="3">
            <text:p text:style-name="P2">3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Toc332912730"/><text:bookmark-start text:name="__RefHeading__2294_1467812947"/>Story 17: Daily power usage input<text:bookmark-end text:name="_Toc332912730"/><text:bookmark-end text:name="__RefHeading__2294_1467812947"/>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sk ID</text:p>
          </table:table-cell>
          <table:table-cell table:style-name="Table6.A1" office:value-type="string">
            <text:p text:style-name="P2">Task Description</text:p>
          </table:table-cell>
          <table:table-cell table:style-name="Table6.A1" office:value-type="string">
            <text:p text:style-name="P2">Estimate</text:p>
          </table:table-cell>
          <table:table-cell table:style-name="Table6.A1" office:value-type="string">
            <text:p text:style-name="P2">Taken</text:p>
          </table:table-cell>
        </table:table-row>
        <table:table-row table:style-name="Table6.1">
          <table:table-cell table:style-name="Table6.A2" office:value-type="float" office:value="1">
            <text:p text:style-name="Standard">1</text:p>
          </table:table-cell>
          <table:table-cell table:style-name="Table6.A1" office:value-type="string">
            <text:p text:style-name="Standard">Modify UI elements to be able to handle both Daily and Monthly usage input.</text:p>
          </table:table-cell>
          <table:table-cell table:style-name="Table6.A1" office:value-type="string">
            <text:p text:style-name="Standard">2 hours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2" office:value-type="float" office:value="2">
            <text:p text:style-name="Standard">2</text:p>
          </table:table-cell>
          <table:table-cell table:style-name="Table6.A1" office:value-type="string">
            <text:p text:style-name="Standard">Modify Unit Tests for new functionality.</text:p>
          </table:table-cell>
          <table:table-cell table:style-name="Table6.A1" office:value-type="string">
            <text:p text:style-name="Standard">1 hour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3">Story Points: 1<text:tab/>Total Hours:</text:p>
          </table:table-cell>
          <table:table-cell table:style-name="Table6.A2" office:value-type="float" office:value="3">
            <text:p text:style-name="P2">3</text:p>
          </table:table-cell>
          <table:table-cell table:style-name="Table6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31"/><text:bookmark-start text:name="__RefHeading__2296_1467812947"/>Story 18: Average daytime hourly power usage<text:bookmark-end text:name="_Toc332912731"/><text:bookmark-end text:name="__RefHeading__2296_1467812947"/></text:h>
      <text:h text:style-name="Heading_20_3" text:outline-level="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Task ID</text:p>
          </table:table-cell>
          <table:table-cell table:style-name="Table7.A1" office:value-type="string">
            <text:p text:style-name="P2">Task Description</text:p>
          </table:table-cell>
          <table:table-cell table:style-name="Table7.A1" office:value-type="string">
            <text:p text:style-name="P2">Estimate</text:p>
          </table:table-cell>
          <table:table-cell table:style-name="Table7.A1" office:value-type="string">
            <text:p text:style-name="P2">Taken</text:p>
          </table:table-cell>
        </table:table-row>
        <table:table-row table:style-name="Table7.1">
          <table:table-cell table:style-name="Table7.A2" office:value-type="float" office:value="1">
            <text:p text:style-name="Standard">1</text:p>
          </table:table-cell>
          <table:table-cell table:style-name="Table7.A1" office:value-type="string">
            <text:p text:style-name="Standard">Modify UI elements to be able to handle both Daily and hourly usage input.</text:p>
          </table:table-cell>
          <table:table-cell table:style-name="Table7.A1" office:value-type="string">
            <text:p text:style-name="Standard">2 hours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2" office:value-type="float" office:value="2">
            <text:p text:style-name="Standard">2</text:p>
          </table:table-cell>
          <table:table-cell table:style-name="Table7.A1" office:value-type="string">
            <text:p text:style-name="Standard">Modify Unit Tests for new functionality.</text:p>
          </table:table-cell>
          <table:table-cell table:style-name="Table7.A1" office:value-type="string">
            <text:p text:style-name="Standard">1 hour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3">Story Points: 1<text:tab/>Total Hours:</text:p>
          </table:table-cell>
          <table:table-cell table:style-name="Table7.A2" office:value-type="float" office:value="3">
            <text:p text:style-name="P2">3</text:p>
          </table:table-cell>
          <table:table-cell table:style-name="Table7.A1" office:value-type="string">
            <text:p text:style-name="Standard"/>
          </table:table-cell>
        </table:table-row>
      </table:table>
      <text:h text:style-name="Heading_20_3" text:outline-level="3"><text:bookmark-start text:name="_Toc332912732"/><text:bookmark-start text:name="__RefHeading__2298_1467812947"/>Story 21: Auto-fill roof area percentages<text:bookmark-end text:name="_Toc332912732"/><text:bookmark-end text:name="__RefHeading__2298_1467812947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">Task ID</text:p>
          </table:table-cell>
          <table:table-cell table:style-name="Table8.A1" office:value-type="string">
            <text:p text:style-name="P2">Task Description</text:p>
          </table:table-cell>
          <table:table-cell table:style-name="Table8.A1" office:value-type="string">
            <text:p text:style-name="P2">Estimate</text:p>
          </table:table-cell>
          <table:table-cell table:style-name="Table8.A1" office:value-type="string">
            <text:p text:style-name="P2">Taken</text:p>
          </table:table-cell>
        </table:table-row>
        <table:table-row table:style-name="Table8.1">
          <table:table-cell table:style-name="Table8.A2" office:value-type="float" office:value="1">
            <text:p text:style-name="Standard">1</text:p>
          </table:table-cell>
          <table:table-cell table:style-name="Table8.A1" office:value-type="string">
            <text:p text:style-name="Standard">Modify UI elements to include display of solar panel distribution based on direction.</text:p>
          </table:table-cell>
          <table:table-cell table:style-name="Table8.A1" office:value-type="string">
            <text:p text:style-name="Standard">2 hours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2" office:value-type="float" office:value="2">
            <text:p text:style-name="Standard">2</text:p>
          </table:table-cell>
          <table:table-cell table:style-name="Table8.A1" office:value-type="string">
            <text:p text:style-name="Standard">Modify Unit Tests for new functionality.</text:p>
          </table:table-cell>
          <table:table-cell table:style-name="Table8.A1" office:value-type="string">
            <text:p text:style-name="Standard">1 hour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3">Story Points: 1<text:tab/>Total Hours:</text:p>
          </table:table-cell>
          <table:table-cell table:style-name="Table8.A2" office:value-type="float" office:value="3">
            <text:p text:style-name="P2">3</text:p>
          </table:table-cell>
          <table:table-cell table:style-name="Table8.A1" office:value-type="string">
            <text:p text:style-name="Standard"/>
          </table:table-cell>
        </table:table-row>
      </table:table>
      <text:h text:style-name="Heading_20_3" text:outline-level="3"><text:bookmark-start text:name="_Toc332912733"/><text:bookmark-start text:name="__RefHeading__2300_1467812947"/><text:soft-page-break/>Story 25: Location input<text:bookmark-end text:name="_Toc332912733"/><text:bookmark-end text:name="__RefHeading__2300_1467812947"/></text:h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">Task ID</text:p>
          </table:table-cell>
          <table:table-cell table:style-name="Table10.A1" office:value-type="string">
            <text:p text:style-name="P2">Task Description</text:p>
          </table:table-cell>
          <table:table-cell table:style-name="Table10.A1" office:value-type="string">
            <text:p text:style-name="P2">Estimate</text:p>
          </table:table-cell>
          <table:table-cell table:style-name="Table10.A1" office:value-type="string">
            <text:p text:style-name="P2">Taken</text:p>
          </table:table-cell>
        </table:table-row>
        <table:table-row table:style-name="Table10.1">
          <table:table-cell table:style-name="Table10.A1" office:value-type="string">
            <text:p text:style-name="Standard">1</text:p>
          </table:table-cell>
          <table:table-cell table:style-name="Table10.A1" office:value-type="string">
            <text:p text:style-name="Standard">Create Location Class to hold location information, including: Location Name/City/State/Country, Latitude, Longitude, Daily Avg Daylight hours (per month), Average Cloud Days (per month)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P18">2</text:p>
          </table:table-cell>
        </table:table-row>
        <table:table-row table:style-name="Table10.1">
          <table:table-cell table:style-name="Table10.A3" office:value-type="float" office:value="2">
            <text:p text:style-name="Standard">2</text:p>
          </table:table-cell>
          <table:table-cell table:style-name="Table10.A1" office:value-type="string">
            <text:p text:style-name="Standard">Create Unit Tests for Clas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2</text:p>
          </table:table-cell>
        </table:table-row>
        <table:table-row table:style-name="Table10.1">
          <table:table-cell table:style-name="Table10.A3" office:value-type="float" office:value="3">
            <text:p text:style-name="Standard">3</text:p>
          </table:table-cell>
          <table:table-cell table:style-name="Table10.A1" office:value-type="string">
            <text:p text:style-name="Standard">Create Webservice for Location Information Lookup, Modifcation and Addi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8</text:p>
          </table:table-cell>
        </table:table-row>
        <table:table-row table:style-name="Table10.1">
          <table:table-cell table:style-name="Table10.A3" office:value-type="float" office:value="4">
            <text:p text:style-name="Standard">4</text:p>
          </table:table-cell>
          <table:table-cell table:style-name="Table10.A1" office:value-type="string">
            <text:p text:style-name="Standard">Create Datastore object to hold Location information on GAE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1</text:p>
          </table:table-cell>
        </table:table-row>
        <table:table-row table:style-name="Table10.1">
          <table:table-cell table:style-name="Table10.A3" office:value-type="float" office:value="5">
            <text:p text:style-name="Standard">5</text:p>
          </table:table-cell>
          <table:table-cell table:style-name="Table10.A1" office:value-type="string">
            <text:p text:style-name="Standard">Create Unit Tests for Datastor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1</text:p>
          </table:table-cell>
        </table:table-row>
        <table:table-row table:style-name="Table10.1">
          <table:table-cell table:style-name="Table10.A3" office:value-type="float" office:value="6">
            <text:p text:style-name="Standard">6</text:p>
          </table:table-cell>
          <table:table-cell table:style-name="Table10.A1" office:value-type="string">
            <text:p text:style-name="Standard">Create Unit Tests for Webservic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2</text:p>
          </table:table-cell>
        </table:table-row>
        <table:table-row table:style-name="Table10.1">
          <table:table-cell table:style-name="Table10.A3" office:value-type="float" office:value="7">
            <text:p text:style-name="Standard">7</text:p>
          </table:table-cell>
          <table:table-cell table:style-name="Table10.A1" office:value-type="string">
            <text:p text:style-name="Standard">Create Unit Tests for Webservice Client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1</text:p>
          </table:table-cell>
        </table:table-row>
        <table:table-row table:style-name="Table10.1">
          <table:table-cell table:style-name="Table10.A3" office:value-type="float" office:value="8">
            <text:p text:style-name="Standard">8</text:p>
          </table:table-cell>
          <table:table-cell table:style-name="Table10.A1" office:value-type="string">
            <text:p text:style-name="Standard">Create UI elements to display Location Information, including fetching from webservice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P18">2</text:p>
          </table:table-cell>
        </table:table-row>
        <table:table-row table:style-name="Table10.1">
          <table:table-cell table:style-name="Table10.A3" office:value-type="float" office:value="9">
            <text:p text:style-name="Standard">9</text:p>
          </table:table-cell>
          <table:table-cell table:style-name="Table10.A1" office:value-type="string">
            <text:p text:style-name="Standard">Create Unit Tests for UI elements to perform search and field population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1</text:p>
          </table:table-cell>
        </table:table-row>
        <table:table-row table:style-name="Table10.1">
          <table:table-cell table:style-name="Table10.A3" office:value-type="float" office:value="10">
            <text:p text:style-name="Standard">10</text:p>
          </table:table-cell>
          <table:table-cell table:style-name="Table10.A1" office:value-type="string">
            <text:p text:style-name="Standard">Update Calculation Algorithm on GAE to allow for locat<text:span text:style-name="T5">i</text:span>on information to enhance calculations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1">
            <text:p text:style-name="Standard">11</text:p>
          </table:table-cell>
          <table:table-cell table:style-name="Table10.A1" office:value-type="string">
            <text:p text:style-name="Standard">Modify Unit Test on <text:s/>Calculation Algorithm to take into account location information.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2">
            <text:p text:style-name="Standard">12</text:p>
          </table:table-cell>
          <table:table-cell table:style-name="Table10.A1" office:value-type="string">
            <text:p text:style-name="Standard">Create Dialog to manually enter Location Information, and allow saving of information to GAE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3</text:p>
          </table:table-cell>
        </table:table-row>
        <table:table-row table:style-name="Table10.1">
          <table:table-cell table:style-name="Table10.A3" office:value-type="float" office:value="13">
            <text:p text:style-name="Standard">13</text:p>
          </table:table-cell>
          <table:table-cell table:style-name="Table10.A1" office:value-type="string">
            <text:p text:style-name="P4">Create Unit Tests for UI elements to manually input informa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1</text:p>
          </table:table-cell>
        </table:table-row>
        <table:table-row table:style-name="Table10.1">
          <table:table-cell table:style-name="Table10.A3">
            <text:p text:style-name="Standard"/>
          </table:table-cell>
          <table:table-cell table:style-name="Table10.A1" office:value-type="string">
            <text:p text:style-name="P3">Story Points: 4<text:tab/>Total Hours:</text:p>
          </table:table-cell>
          <table:table-cell table:style-name="Table10.A3" office:value-type="float" office:value="17">
            <text:p text:style-name="P2">17</text:p>
          </table:table-cell>
          <table:table-cell table:style-name="Table10.A1" office:value-type="string">
            <text:p text:style-name="P18">24</text:p>
          </table:table-cell>
        </table:table-row>
      </table:table>
      <text:h text:style-name="Heading_20_3" text:outline-level="3"/>
      <text:h text:style-name="P20" text:outline-level="3"><text:bookmark-start text:name="_Toc332912734"/><text:bookmark-start text:name="__RefHeading__2302_1467812947"/>Story 30: Display cumulative annual savings<text:bookmark-end text:name="_Toc332912734"/><text:bookmark-end text:name="__RefHeading__2302_1467812947"/>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">Task ID</text:p>
          </table:table-cell>
          <table:table-cell table:style-name="Table11.A1" office:value-type="string">
            <text:p text:style-name="P2">Task Description</text:p>
          </table:table-cell>
          <table:table-cell table:style-name="Table11.A1" office:value-type="string">
            <text:p text:style-name="P2">Estimate</text:p>
          </table:table-cell>
          <table:table-cell table:style-name="Table11.A1" office:value-type="string">
            <text:p text:style-name="P2">Taken</text:p>
          </table:table-cell>
        </table:table-row>
        <table:table-row table:style-name="Table11.1">
          <table:table-cell table:style-name="Table11.A2" office:value-type="float" office:value="1">
            <text:p text:style-name="Standard">1</text:p>
          </table:table-cell>
          <table:table-cell table:style-name="Table11.A1" office:value-type="string">
            <text:p text:style-name="Standard">Modify result information to allow switch between monthly and annual savings. 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2">
            <text:p text:style-name="Standard">2</text:p>
          </table:table-cell>
          <table:table-cell table:style-name="Table11.A1" office:value-type="string">
            <text:p text:style-name="Standard">Update UI elements to allow switching between both monthly and annual savings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3">
            <text:p text:style-name="Standard">3</text:p>
          </table:table-cell>
          <table:table-cell table:style-name="Table11.A1" office:value-type="string">
            <text:p text:style-name="Standard">Modify Unit Tests for new functionality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4">
            <text:p text:style-name="Standard">4</text:p>
          </table:table-cell>
          <table:table-cell table:style-name="Table11.A1" office:value-type="string">
            <text:p text:style-name="Standard">Create Unit Tests for new UI elements.</text:p>
          </table:table-cell>
          <table:table-cell table:style-name="Table11.A1" office:value-type="string">
            <text:p text:style-name="Standard">1 hour 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3">Story Points: 1<text:tab/>Total Hours:</text:p>
          </table:table-cell>
          <table:table-cell table:style-name="Table11.A2" office:value-type="float" office:value="4">
            <text:p text:style-name="P2">4</text:p>
          </table:table-cell>
          <table:table-cell table:style-name="Table11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Toc332912721"/>Story 29: Display monthly savings<text:bookmark-end text:name="_Toc332912721"/></text:h>
      <text:p text:style-name="Text_20_body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">Task ID</text:p>
          </table:table-cell>
          <table:table-cell table:style-name="Table13.A1" office:value-type="string">
            <text:p text:style-name="P2">Task Description</text:p>
          </table:table-cell>
          <table:table-cell table:style-name="Table13.A1" office:value-type="string">
            <text:p text:style-name="P2">Estimate</text:p>
          </table:table-cell>
          <table:table-cell table:style-name="Table13.A1" office:value-type="string">
            <text:p text:style-name="P2">Taken</text:p>
          </table:table-cell>
        </table:table-row>
        <table:table-row table:style-name="Table13.1">
          <table:table-cell table:style-name="Table13.A1" office:value-type="string">
            <text:p text:style-name="Standard">1</text:p>
          </table:table-cell>
          <table:table-cell table:style-name="Table13.A1" office:value-type="string">
            <text:p text:style-name="Standard">Create a GUI component to display the data returned</text:p>
          </table:table-cell>
          <table:table-cell table:style-name="Table13.A1" office:value-type="string">
            <text:p text:style-name="Standard">2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2</text:p>
          </table:table-cell>
          <table:table-cell table:style-name="Table13.A1" office:value-type="string">
            <text:p text:style-name="Standard">Create class business layer to hold data</text:p>
          </table:table-cell>
          <table:table-cell table:style-name="Table13.A1" office:value-type="string">
            <text:p text:style-name="Standard">2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3</text:p>
          </table:table-cell>
          <table:table-cell table:style-name="Table13.A1" office:value-type="string">
            <text:p text:style-name="Standard">Create class for data request to webservice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4</text:p>
          </table:table-cell>
          <table:table-cell table:style-name="Table13.A1" office:value-type="string">
            <text:p text:style-name="Standard">Create data processing class that takes the input from the webservice, processes it, and completes information in a class to return to client via webservice</text:p>
          </table:table-cell>
          <table:table-cell table:style-name="Table13.A1" office:value-type="string">
            <text:p text:style-name="Standard">6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5</text:p>
          </table:table-cell>
          <table:table-cell table:style-name="Table13.A1" office:value-type="string">
            <text:p text:style-name="Standard">Create class to hold returned data from webservice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6</text:p>
          </table:table-cell>
          <table:table-cell table:style-name="Table13.A1" office:value-type="string">
            <text:p text:style-name="Standard">Create webservice progress dialog boxes for UI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P3">Story Points: 4<text:tab/>Total Hours:</text:p>
          </table:table-cell>
          <table:table-cell table:style-name="Table13.A1" office:value-type="string">
            <text:p text:style-name="P2">13</text:p>
          </table:table-cell>
          <table:table-cell table:style-name="Table1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211"/>Story 36: D<text:bookmark-end text:name="_Toc3329127211"/>es<text:span text:style-name="T4">k</text:span>top Application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">Task ID</text:p>
          </table:table-cell>
          <table:table-cell table:style-name="Table14.A1" office:value-type="string">
            <text:p text:style-name="P2">Task Description</text:p>
          </table:table-cell>
          <table:table-cell table:style-name="Table14.A1" office:value-type="string">
            <text:p text:style-name="P2">Estimate</text:p>
          </table:table-cell>
          <table:table-cell table:style-name="Table14.A1" office:value-type="string">
            <text:p text:style-name="P2">Taken</text:p>
          </table:table-cell>
        </table:table-row>
        <table:table-row table:style-name="Table14.1">
          <table:table-cell table:style-name="Table14.A1" office:value-type="string">
            <text:p text:style-name="Standard">1</text:p>
          </table:table-cell>
          <table:table-cell table:style-name="Table14.A1" office:value-type="string">
            <text:p text:style-name="Standard">Create a GUI component to display the sidebar</text:p>
          </table:table-cell>
          <table:table-cell table:style-name="Table14.A1" office:value-type="string">
            <text:p text:style-name="Standard">1 hour</text:p>
          </table:table-cell>
          <table:table-cell table:style-name="Table14.A1" office:value-type="string">
            <text:p text:style-name="P18">1 </text:p>
          </table:table-cell>
        </table:table-row>
        <table:table-row table:style-name="Table14.1">
          <table:table-cell table:style-name="Table14.A1" office:value-type="string">
            <text:p text:style-name="Standard">2</text:p>
          </table:table-cell>
          <table:table-cell table:style-name="Table14.A1" office:value-type="string">
            <text:p text:style-name="Standard">Create UI Tests for sidebar operation</text:p>
          </table:table-cell>
          <table:table-cell table:style-name="Table14.A1" office:value-type="string">
            <text:p text:style-name="Standard">2 hours</text:p>
          </table:table-cell>
          <table:table-cell table:style-name="Table14.A1" office:value-type="string">
            <text:p text:style-name="P18">2 </text:p>
          </table:table-cell>
        </table:table-row>
        <table:table-row table:style-name="Table14.1"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P3">Story Points: 1<text:tab/>Total Hours:</text:p>
          </table:table-cell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P18">3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AR PL ShanHeiSun Uni" style:font-size-asian="11pt" style:language-asian="en" style:country-asian="A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Verdana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fo:color="#0099ff" style:font-name="Verdana1" fo:font-size="20pt" fo:font-weight="bold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  <style:text-properties fo:color="#0099ff" fo:font-size="15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  <style:text-properties fo:color="#0099ff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together="always" fo:keep-with-next="always"/>
      <style:text-properties fo:color="#0099ff" style:font-name="Verdana" fo:font-weight="normal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847cm" style:contextual-spacing="false"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847cm" fo:margin-bottom="0.176cm" style:contextual-spacing="false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fo:keep-together="always" text:number-lines="false" text:line-number="0">
        <style:tab-stops/>
      </style:paragraph-properties>
      <style:text-properties fo:color="#365f91" style:font-name="Cambria" fo:font-size="16pt" fo:language="en" fo:country="US" fo:font-weight="bold" style:font-size-asian="16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8pt" fo:font-weight="bold" style:font-size-asian="18pt" style:font-weight-asian="bold"/>
    </style:style>
    <style:style style:name="Heading_20_1_20_Char" style:display-name="Heading 1 Char" style:family="text" style:parent-style-name="Default_20_Paragraph_20_Font">
      <style:text-properties fo:font-size="14pt" fo:font-weight="bold" style:font-size-asian="14pt" style:font-weight-asian="bold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2</text:page-number></text:p>
      </style:footer>
    </style:master-page>
    <style:master-page style:name="Converted1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homas</meta:initial-creator>
    <dc:creator>Darran Kartaschew</dc:creator>
    <meta:editing-cycles>124</meta:editing-cycles>
    <meta:print-date>2012-08-16T10:36:00</meta:print-date>
    <meta:creation-date>2012-08-10T05:32:00</meta:creation-date>
    <dc:date>2012-09-19T00:28:54</dc:date>
    <meta:editing-duration>PT2H20M39S</meta:editing-duration>
    <meta:generator>LibreOffice/3.6$Linux_X86_64 LibreOffice_project/360m1$Build-2</meta:generator>
    <meta:document-statistic meta:table-count="15" meta:image-count="0" meta:object-count="0" meta:page-count="8" meta:paragraph-count="355" meta:word-count="1273" meta:character-count="7168" meta:non-whitespace-character-count="6233"/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